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2. faza: Uvoz</text:p>
      <text:p text:style-name="Standard"/>
      <text:p text:style-name="Standard">library(tidyr)</text:p>
      <text:p text:style-name="Standard">library(readr)</text:p>
      <text:p text:style-name="Standard">library(dplyr)</text:p>
      <text:p text:style-name="Standard">library(rvest)</text:p>
      <text:p text:style-name="Standard">library(tidyverse)</text:p>
      <text:p text:style-name="Standard"/>
      <text:p text:style-name="Standard"/>
      <text:p text:style-name="Standard">#Tabela 1: Notranje selitve po regijah</text:p>
      <text:p text:style-name="Standard"/>
      <text:p text:style-name="Standard">selitve_po_regijah &lt;- read.csv("podatki/selitve_po regijah.csv", </text:p>
      <text:p text:style-name="Standard"><text:s text:c="31"/>skip = 2, sep =",")</text:p>
      <text:p text:style-name="Standard"/>
      <text:p text:style-name="Standard"/>
      <text:p text:style-name="Standard"/>
      <text:p text:style-name="Standard">#Tabela 2: Notranje selitve po starostnih skupinah</text:p>
      <text:p text:style-name="Standard"/>
      <text:p text:style-name="Standard">selitve_po_starostnih_skupinah &lt;- read.csv("podatki/selitve_po starostnih skupinah.csv",</text:p>
      <text:p text:style-name="Standard"><text:s text:c="44"/>header = TRUE, skip = 2, sep = ",")</text:p>
      <text:p text:style-name="Standard"/>
      <text:p text:style-name="Standard">#Tabela 3: Stanovanjske razmere</text:p>
      <text:p text:style-name="Standard"/>
      <text:p text:style-name="Standard">stanovanjske_razmere &lt;- read.csv("podatki/stanovanjske razmere.csv",</text:p>
      <text:p text:style-name="Standard"><text:s text:c="33"/>header = TRUE, skip = 2, sep =",")</text:p>
      <text:p text:style-name="Standard"/>
      <text:p text:style-name="Standard">#Tabela 4: Stanovanjski stroški</text:p>
      <text:p text:style-name="Standard"/>
      <text:p text:style-name="Standard">stanovanjski_stroski &lt;- read.csv("podatki/stanovanjski stroski.csv", </text:p>
      <text:p text:style-name="Standard"><text:s text:c="33"/>header = TRUE, skip = 2, sep =",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14T21:33:56.17</meta:creation-date>
    <meta:document-statistic meta:table-count="0" meta:image-count="0" meta:object-count="0" meta:page-count="1" meta:paragraph-count="18" meta:word-count="77" meta:character-count="792"/>
    <dc:date>2021-08-16T21:56:18.99</dc:date>
    <meta:editing-duration>P2DT7M9S</meta:editing-duration>
    <meta:editing-cycles>1</meta:editing-cycles>
    <meta:generator>OpenOffice/4.1.6$Win32 OpenOffice.org_project/416m1$Build-9790</meta:generator>
  </office:meta>
</office:document-meta>
</file>